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9154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618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1.5382in"/>
    </style:style>
    <style:style style:name="co12" style:family="table-column">
      <style:table-column-properties fo:break-before="auto" style:column-width="0.843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1" table:default-cell-style-name="Gnumeric-default"/>
        <table:table-column table:style-name="co2" table:default-cell-style-name="Gnumeric-default"/>
        <table:table-column table:style-name="co3" table:number-columns-repeated="3" table:default-cell-style-name="Gnumeric-default"/>
        <table:table-column table:style-name="co4" table:number-columns-repeated="2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number-columns-repeated="3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1" table:default-cell-style-name="Gnumeric-default"/>
        <table:table-column table:style-name="co12" table:number-columns-repeated="3" table:default-cell-style-name="Default"/>
        <table:table-column table:style-name="co12" table:visibility="collapse" table:number-columns-repeated="241" table:default-cell-style-name="Default"/>
        <table:table-column table:style-name="co13" table:visibility="collapse" table:number-columns-repeated="16122" table:default-cell-style-name="Default"/>
        <table:table-row table:style-name="ro1">
          <table:table-cell office:value-type="string" calcext:value-type="string">
            <text:p>Non-det cat.</text:p>
          </table:table-cell>
          <table:table-cell office:value-type="string" calcext:value-type="string">
            <text:p>Non-det. srcs.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Chroot</text:p>
          </table:table-cell>
          <table:table-cell office:value-type="string" calcext:value-type="string">
            <text:p>Namespaces</text:p>
          </table:table-cell>
          <table:table-cell office:value-type="string" calcext:value-type="string">
            <text:p>libfaketime</text:p>
          </table:table-cell>
          <table:table-cell office:value-type="string" calcext:value-type="string">
            <text:p>umak-wrapper</text:p>
          </table:table-cell>
          <table:table-cell office:value-type="string" calcext:value-type="string">
            <text:p>setarch</text:p>
          </table:table-cell>
          <table:table-cell office:value-type="string" calcext:value-type="string">
            <text:p>“simple” script</text:p>
          </table:table-cell>
          <table:table-cell office:value-type="string" calcext:value-type="string">
            <text:p>ReproZip</text:p>
          </table:table-cell>
          <table:table-cell office:value-type="string" calcext:value-type="string">
            <text:p>Sciunits</text:p>
          </table:table-cell>
          <table:table-cell table:style-name="Default" office:value-type="string" calcext:value-type="string">
            <text:p>Container</text:p>
          </table:table-cell>
          <table:table-cell table:style-name="Default" office:value-type="string" calcext:value-type="string">
            <text:p>VM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DetTrac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anipulated by?</text:p>
          </table:table-cell>
          <table:table-cell office:value-type="string" calcext:value-type="string">
            <text:p>Diagnosable by me?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env. var.s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FS content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Y[1]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dir. order</text:p>
          </table:table-cell>
          <table:table-cell table:number-columns-repeated="10"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protest; disorderfs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inodes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[2]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/dev/u?random</text:p>
          </table:table-cell>
          <table:table-cell table:number-columns-repeated="11"/>
          <table:table-cell office:value-type="string" calcext:value-type="string">
            <text:p>Y[1]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/proc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N[3]</text:p>
          </table:table-cell>
          <table:table-cell table:number-columns-repeated="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/dev</text:p>
          </table:table-cell>
          <table:table-cell table:number-columns-repeated="10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/sys</text:p>
          </table:table-cell>
          <table:table-cell table:number-columns-repeated="10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umask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userna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reprotest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ASLR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race cond.</text:p>
          </table:table-cell>
          <table:table-cell table:number-columns-repeated="12"/>
          <table:table-cell office:value-type="string" calcext:value-type="string">
            <text:p>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net</text:p>
          </table:table-cell>
          <table:table-cell table:number-columns-repeated="11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rdtsc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rdrand/rdseed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perf. ctrs</text:p>
          </table:table-cell>
          <table:table-cell table:number-columns-repeated="10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cpuid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table:number-columns-repeated="16367"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office:value-type="string" calcext:value-type="string">
            <text:p>Not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aptured all parts of X actually used by the program</text:p>
          </table:table-cell>
          <table:table-cell table:number-columns-repeated="16380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Exact inodes are not reproduced, but the equivalence relation of inodes is</text:p>
          </table:table-cell>
          <table:table-cell table:number-columns-repeated="16380"/>
        </table:table-row>
        <table:table-row table:style-name="ro2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IDs are not consistent in containers according to this anecdote, <text:a xlink:href="https://jarv.org/posts/pid-docker/" xlink:type="simple">https://jarv.org/posts/pid-docker/</text:a></text:p>
          </table:table-cell>
          <table:table-cell table:number-columns-repeated="16380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17:52:46.433963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5T23:02:33.179445879</dc:date>
    <meta:creation-date>2023-12-18T20:06:52Z</meta:creation-date>
    <meta:generator>LibreOffice/24.2.5.2$Linux_X86_64 LibreOffice_project/420$Build-2</meta:generator>
    <meta:editing-duration>P4DT23H22M21S</meta:editing-duration>
    <meta:editing-cycles>10</meta:editing-cycles>
    <meta:document-statistic meta:table-count="1" meta:cell-count="160" meta:object-count="0"/>
  </office:meta>
</office:document-meta>
</file>